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098eda" officeooo:paragraph-rsid="00098eda" style:font-size-asian="16pt" style:font-size-complex="16pt"/>
    </style:style>
    <style:style style:name="P2" style:family="paragraph" style:parent-style-name="Standard">
      <style:text-properties fo:font-size="16pt" officeooo:rsid="000aa7c5" officeooo:paragraph-rsid="000aa7c5" style:font-size-asian="16pt" style:font-size-complex="16pt"/>
    </style:style>
    <style:style style:name="P3" style:family="paragraph" style:parent-style-name="Text_20_body">
      <style:paragraph-properties fo:text-align="start" style:justify-single-word="false"/>
      <style:text-properties fo:font-size="16pt" officeooo:rsid="00098eda" officeooo:paragraph-rsid="00098eda" style:font-size-asian="16pt" style:font-size-complex="16pt"/>
    </style:style>
    <style:style style:name="P4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5" style:family="paragraph" style:parent-style-name="Text_20_body" style:list-style-name="L1">
      <style:paragraph-properties fo:text-align="start" style:justify-single-word="false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T1" style:family="text">
      <style:text-properties officeooo:rsid="00098fa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주제1</text:p>
      <text:p text:style-name="P1"/>
      <text:p text:style-name="P1">주제1 선택 이유</text:p>
      <text:p text:style-name="P1"/>
      <text:p text:style-name="P1">1. 프로그램 자체는 흔하지만 우리 팀은 처음 작성해보며, 3주라는 촉박한 시간 내에 프로그램 완성을 목표.</text:p>
      <text:p text:style-name="P1"/>
      <text:p text:style-name="P1">2. 차별점이 필요하다고 생각하지만 시중에 나와있는 프로그램 역시 다 비슷함.</text:p>
      <text:p text:style-name="P1"/>
      <text:p text:style-name="P1">3. 음성입력을 이용해서 하고 싶지만 시간이 허락하지 않음</text:p>
      <text:p text:style-name="P1"/>
      <text:p text:style-name="P1">4. 일단은 이미지 파일을 이용해서 시도. 이미지 파일에서 실행이 된다면 동영상 파일을 이용하여 시도</text:p>
      <text:p text:style-name="P1"/>
      <text:p text:style-name="P1">5. 동영상 파일까지 완성 시 기능들을 추가 할 것임.</text:p>
      <text:p text:style-name="P1"/>
      <text:p text:style-name="P2">6. 웹사이트를 만들고 유튜브의 파일 또는 링크를 올려 클릭 시 영상이 재생되면서 자동으로 텍스트의 자막을 생성 해주는 프로그램 추가.</text:p>
      <text:p text:style-name="P1"/>
      <text:p text:style-name="P1">필요한 기술 및 과정</text:p>
      <text:p text:style-name="P1"/>
      <text:p text:style-name="P3"><text:span text:style-name="Strong_20_Emphasis">OpenCV(Open Source Computer Vision Library)</text:span>:</text:p>
      <text:list xml:id="list103209332" text:style-name="L1">
        <text:list-item>
          <text:list>
            <text:list-item>
              <text:p text:style-name="P4">이미지 처리 및 텍스트 추출에 사용됩니다.</text:p>
            </text:list-item>
            <text:list-item>
              <text:p text:style-name="P4">Python 등 다양한 프로그래밍 언어에서 사용 가능합니다.</text:p>
            </text:list-item>
          </text:list>
          <text:p text:style-name="P5"><text:span text:style-name="Strong_20_Emphasis">Deep Learning 모델</text:span>:</text:p>
          <text:list text:continue-numbering="true">
            <text:list-item>
              <text:p text:style-name="P4">이미지에서 텍스트를 추출하기 위해 OCR(Optical Character Recognition)을 수행할 딥러닝 모델이 필요합니다.</text:p>
            </text:list-item>
            <text:list-item>
              <text:p text:style-name="P4">텍스트를 인식하는 데에는 Tesseract OCR, CRNN(Character Recognition Neural Network) 등의 모델을 사용할 수 있습니다.</text:p>
            </text:list-item>
            <text:list-item>
              <text:p text:style-name="P4">LLM, Faster R-CNN 사용</text:p>
            </text:list-item>
            <text:list-item>
              <text:p text:style-name="P4">미리 학습된 모델을 사용하거나, 필요에 따라 직접 모델을 학습시킬 수도 있습니다.</text:p>
            </text:list-item>
          </text:list>
          <text:p text:style-name="P5"><text:soft-page-break/><text:span text:style-name="Strong_20_Emphasis">번역 API 또는 라이브러리</text:span>:</text:p>
          <text:list text:continue-numbering="true">
            <text:list-item>
              <text:p text:style-name="P4">번역된 텍스트를 얻기 위해 번역 API 또는 라이브러리를 사용합니다.</text:p>
            </text:list-item>
            <text:list-item>
              <text:p text:style-name="P4">Google Translate API, Microsoft Translator API 등을 활용할 수 있습니다.</text:p>
            </text:list-item>
            <text:list-item>
              <text:p text:style-name="P4">이러한 API를 사용하기 위해서는 API 키나 인증이 필요합니다.</text:p>
            </text:list-item>
            <text:list-item>
              <text:p text:style-name="P4">또는 직접 데이터셋 생성, ChatGPT API 활용</text:p>
            </text:list-item>
          </text:list>
        </text:list-item>
        <text:list-item>
          <text:p text:style-name="P5"><text:span text:style-name="Strong_20_Emphasis">프로그램 흐름</text:span>:</text:p>
          <text:list>
            <text:list-item>
              <text:p text:style-name="P4">이미지를 로드하고 OpenCV를 사용하여 텍스트 영역을 감지합니다.</text:p>
            </text:list-item>
            <text:list-item>
              <text:p text:style-name="P4">OCR 모델 <text:span text:style-name="T1">or Faster R-CNN</text:span>을 사용하여 텍스트를 추출합니다.</text:p>
            </text:list-item>
            <text:list-item>
              <text:p text:style-name="P4">추출된 텍스트를 번역 API를 통해 번역합니다. <text:span text:style-name="T1">Or LLM 모델에 출력된 텍스트를 입력으로 하여 번역</text:span></text:p>
            </text:list-item>
            <text:list-item>
              <text:p text:style-name="P4">번역된 텍스트를 이미지에 적절한 위치에 출력합니다.</text:p>
            </text:list-item>
          </text:list>
        </text:list-item>
        <text:list-item>
          <text:p text:style-name="P5"><text:span text:style-name="Strong_20_Emphasis">결과 확인 및 디버깅</text:span>:</text:p>
          <text:list>
            <text:list-item>
              <text:p text:style-name="P4">프로그램을 실행하고 테스트 이미지를 사용하여 결과를 확인합니다.</text:p>
            </text:list-item>
            <text:list-item>
              <text:p text:style-name="P4">필요에 따라 디버깅하여 문제를 해결합니다.</text:p>
            </text:list-item>
          </text:list>
        </text:list-item>
      </text:list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0:20:16.420678037</meta:creation-date>
    <dc:date>2024-02-26T10:56:04.256449848</dc:date>
    <meta:editing-duration>PT24M4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681" meta:character-count="1104" meta:non-whitespace-character-count="899"/>
  </office:meta>
</office:document-meta>
</file>